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pressionTests.stringValueOf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Tests.stringValueOf( Object value , boolean isNeste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AbstractExpressionTests.parseAndCheckError( String expression , SpelMessage expectedMessage , Object ... other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ExpressionTests.evaluateAndCheckError( String expression , SpelMessage expectedMessage , Object ... other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xpressionTests.evaluateAndCheckError( String expression , Class &lt; ? &gt; expectedReturnType , SpelMessage expectedMessage , Object ... other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ExpressionTests.evaluate( String expression , Object expectedValue , Class &lt; ? &gt; expectedResultType , boolean shouldBeWrit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ExpressionTests.evaluateAndAskForReturnType( String expression , Object expectedValue , Class &lt; ? &gt; expectedResul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ExpressionTests.evaluate( String expression , Object expectedValue , Class &lt; ? &gt; expectedResul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